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 table:number-rows-repeated="104855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.00.0000</text:date>, <text:time style:data-style-name="N2" text:time-value="13:34:11.4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5T13:37:18.969000000</dc:date>
    <meta:editing-duration>P1DT21H4M25S</meta:editing-duration>
    <meta:editing-cycles>930</meta:editing-cycles>
    <meta:document-statistic meta:table-count="1" meta:cell-count="70" meta:object-count="0"/>
  </office:meta>
</office:document-meta>
</file>